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" style:family="table-cell" style:parent-style-name="Default" style:data-style-name="N116"/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vs original</text:p>
          </table:table-cell>
          <table:table-cell table:style-name="ce4" office:value-type="string" calcext:value-type="string">
            <text:p>vs final</text:p>
          </table:table-cell>
        </table:table-row>
        <table:table-row table:style-name="ro1">
          <table:table-cell office:value-type="float" office:value="275252" calcext:value-type="float">
            <text:p>275252</text:p>
          </table:table-cell>
          <table:table-cell office:value-type="string" calcext:value-type="string">
            <text:p>elm.js</text:p>
          </table:table-cell>
          <table:table-cell/>
          <table:table-cell table:style-name="ce3" table:formula="of:=[.A2]/[.A$5]" office:value-type="float" office:value="11.3829866424052" calcext:value-type="float">
            <text:p>11.4</text:p>
          </table:table-cell>
        </table:table-row>
        <table:table-row table:style-name="ro1">
          <table:table-cell office:value-type="float" office:value="74030" calcext:value-type="float">
            <text:p>74030</text:p>
          </table:table-cell>
          <table:table-cell office:value-type="string" calcext:value-type="string">
            <text:p>elm.min.js</text:p>
          </table:table-cell>
          <table:table-cell table:style-name="ce3" table:formula="of:=[.A$2]/[.A3]" office:value-type="float" office:value="3.71811427799541" calcext:value-type="float">
            <text:p>3.7</text:p>
          </table:table-cell>
          <table:table-cell table:style-name="ce3" table:formula="of:=[.A3]/[.A$5]" office:value-type="float" office:value="3.06149456184608" calcext:value-type="float">
            <text:p>3.1</text:p>
          </table:table-cell>
        </table:table-row>
        <table:table-row table:style-name="ro1">
          <table:table-cell office:value-type="float" office:value="51561" calcext:value-type="float">
            <text:p>51561</text:p>
          </table:table-cell>
          <table:table-cell office:value-type="string" calcext:value-type="string">
            <text:p>elm.js.gz</text:p>
          </table:table-cell>
          <table:table-cell table:style-name="ce3" table:formula="of:=[.A$2]/[.A4]" office:value-type="float" office:value="5.33837590426873" calcext:value-type="float">
            <text:p>5.3</text:p>
          </table:table-cell>
          <table:table-cell table:style-name="ce3" table:formula="of:=[.A4]/[.A$5]" office:value-type="float" office:value="2.13229394979529" calcext:value-type="float">
            <text:p>2.1</text:p>
          </table:table-cell>
        </table:table-row>
        <table:table-row table:style-name="ro1">
          <table:table-cell office:value-type="float" office:value="24181" calcext:value-type="float">
            <text:p>24181</text:p>
          </table:table-cell>
          <table:table-cell office:value-type="string" calcext:value-type="string">
            <text:p>elm.min.js.gz</text:p>
          </table:table-cell>
          <table:table-cell table:style-name="ce3" table:formula="of:=[.A$2]/[.A5]" office:value-type="float" office:value="11.3829866424052" calcext:value-type="float">
            <text:p>11.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How worthwhile is minification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ive you 2x shrinkage from 51k to 24k compared to just gzip (still equivalent to a small imag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ow worthwhile is gzip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ives you 3-5x shrinkage depending on whether you minify. 275K down to 51k or 24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ust gzipping =&gt; 5x, 275k down to 51k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ither one on its own gets you down to the size of a medium sized im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th together make it the size of a small im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zip is the bigger win (clearly, but not by orders of magnitude)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1" number:min-integer-digits="1"/>
    </number:number-style>
    <number:number-style style:name="N117">
      <number:number number:decimal-places="9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14:21:42.150346374</meta:creation-date>
    <dc:date>2016-10-28T14:43:58.400250859</dc:date>
    <meta:editing-duration>PT20M</meta:editing-duration>
    <meta:editing-cycles>7</meta:editing-cycles>
    <meta:generator>LibreOffice/4.2.8.2$Linux_X86_64 LibreOffice_project/420m0$Build-2</meta:generator>
    <meta:document-statistic meta:table-count="1" meta:cell-count="24" meta:object-count="0"/>
  </office:meta>
</office:document-meta>
</file>